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5f3" officeooo:paragraph-rsid="001c25f3"/>
    </style:style>
    <style:style style:name="P2" style:family="paragraph" style:parent-style-name="Standard">
      <style:text-properties officeooo:rsid="001c25f3" officeooo:paragraph-rsid="001c2ef5"/>
    </style:style>
    <style:style style:name="P3" style:family="paragraph" style:parent-style-name="Standard">
      <style:text-properties officeooo:paragraph-rsid="001c25f3"/>
    </style:style>
    <style:style style:name="P4" style:family="paragraph" style:parent-style-name="Standard">
      <style:text-properties officeooo:rsid="001c2ef5" officeooo:paragraph-rsid="001c2ef5"/>
    </style:style>
    <style:style style:name="P5" style:family="paragraph" style:parent-style-name="Standard">
      <style:text-properties officeooo:paragraph-rsid="001c2ef5"/>
    </style:style>
    <style:style style:name="P6" style:family="paragraph" style:parent-style-name="Text_20_body">
      <style:text-properties officeooo:paragraph-rsid="001c25f3"/>
    </style:style>
    <style:style style:name="P7" style:family="paragraph" style:parent-style-name="Text_20_body">
      <style:text-properties officeooo:paragraph-rsid="001c2e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5f3" style:font-weight-asian="bold" style:font-weight-complex="bold"/>
    </style:style>
    <style:style style:name="T3" style:family="text">
      <style:text-properties fo:font-weight="bold" officeooo:rsid="001c2ef5" style:font-weight-asian="bold" style:font-weight-complex="bold"/>
    </style:style>
    <style:style style:name="T4" style:family="text">
      <style:text-properties officeooo:rsid="001c25f3"/>
    </style:style>
    <style:style style:name="T5" style:family="text">
      <style:text-properties officeooo:rsid="001c0c17"/>
    </style:style>
    <style:style style:name="T6" style:family="text">
      <style:text-properties officeooo:rsid="001c2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^Фон показывает, что это сон. Стоит <text:span text:style-name="T5">Dreamspinner </text:span>и Луна^</text:p>
      <text:p text:style-name="P3"><text:span text:style-name="T2">Луна</text:span><text:span text:style-name="T4">: </text:span><text:span text:style-name="T6">Найди</text:span> его на перекрёстке путей - там, где дороги расходятся, но судьбы сходятся.</text:p>
      <text:p text:style-name="P6"><text:span text:style-name="Strong_20_Emphasis">Dreamspinner:</text:span> Как я узнаю его?</text:p>
      <text:p text:style-name="P4"><text:span text:style-name="T1">Луна</text:span>: Затерявшимся во снах и мечтах о ясной луне, в поисках пути которого тот сам не ищет.</text:p>
      <text:p text:style-name="P4"/>
      <text:p text:style-name="P4"/>
      <text:p text:style-name="P4"/>
      <text:p text:style-name="P4"/>
      <text:p text:style-name="P2">^Фон показывает, что это сон. Стоит <text:span text:style-name="T5">Dreamspinner </text:span>и Луна^</text:p>
      <text:p text:style-name="P5"><text:span text:style-name="T2">Луна</text:span><text:span text:style-name="T4">: </text:span>Find him at the crossroads - where paths diverge, yet destinies converge.</text:p>
      <text:p text:style-name="P7"><text:span text:style-name="Strong_20_Emphasis">Dreamspinner:</text:span> How will I recognize him?</text:p>
      <text:p text:style-name="P5"><text:span text:style-name="T3">Луна</text:span><text:span text:style-name="T6">: </text:span>Lost in dreams and longing for the clear moon, searching for a path he does not seek himsel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6T22:07:46.651758392</dc:date>
    <meta:editing-duration>PT31M36S</meta:editing-duration>
    <meta:editing-cycles>11</meta:editing-cycles>
    <meta:document-statistic meta:table-count="0" meta:image-count="0" meta:object-count="0" meta:page-count="1" meta:paragraph-count="8" meta:word-count="92" meta:character-count="535" meta:non-whitespace-character-count="451"/>
  </office:meta>
</office:document-meta>
</file>